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1cm" svg:stroke-color="#000000" draw:marker-start-width="0.413cm" draw:marker-end-width="0.413cm" draw:fill-color="#b2b2b2" draw:textarea-horizontal-align="justify" draw:textarea-vertical-align="middle" draw:auto-grow-height="false" fo:min-height="16.825cm" fo:min-width="38.038cm" fo:padding-top="0.16cm" fo:padding-bottom="0.16cm" fo:padding-left="0.285cm" fo:padding-right="0.285cm"/>
    </style:style>
    <style:style style:name="gr2" style:family="graphic" style:parent-style-name="standard">
      <style:graphic-properties draw:stroke="none" svg:stroke-color="#000000" draw:fill="none" draw:fill-color="#b2b2b2" fo:min-height="0.889cm"/>
    </style:style>
    <style:style style:name="gr3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4.539cm" fo:min-width="5.272cm" fo:padding-top="0.16cm" fo:padding-bottom="0.16cm" fo:padding-left="0.285cm" fo:padding-right="0.285cm"/>
    </style:style>
    <style:style style:name="gr4" style:family="graphic" style:parent-style-name="standard">
      <style:graphic-properties svg:stroke-width="0.071cm" svg:stroke-color="#000000" draw:marker-start-width="0.413cm" draw:marker-end-width="0.413cm" draw:fill-color="#eeeeee" draw:textarea-horizontal-align="justify" draw:textarea-vertical-align="middle" draw:auto-grow-height="false" fo:min-height="5.776cm" fo:min-width="28.005cm" fo:padding-top="0.16cm" fo:padding-bottom="0.16cm" fo:padding-left="0.285cm" fo:padding-right="0.285cm"/>
    </style:style>
    <style:style style:name="gr5" style:family="graphic" style:parent-style-name="standard">
      <style:graphic-properties draw:stroke="none" svg:stroke-color="#000000" draw:fill="none" draw:fill-color="#eeeeee" fo:min-height="0.839cm"/>
    </style:style>
    <style:style style:name="gr6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.458cm" fo:min-width="26.789cm" fo:padding-top="0.16cm" fo:padding-bottom="0.16cm" fo:padding-left="0.285cm" fo:padding-right="0.285cm"/>
    </style:style>
    <style:style style:name="gr7" style:family="graphic" style:parent-style-name="standard">
      <style:graphic-properties svg:stroke-width="0.071cm" svg:stroke-color="#000000" draw:marker-start-width="0.413cm" draw:marker-end-width="0.413cm" draw:fill-color="#dddddd" draw:textarea-horizontal-align="justify" draw:textarea-vertical-align="middle" draw:auto-grow-height="false" fo:min-height="7.808cm" fo:min-width="27.978cm" fo:padding-top="0.16cm" fo:padding-bottom="0.16cm" fo:padding-left="0.285cm" fo:padding-right="0.285cm"/>
    </style:style>
    <style:style style:name="gr8" style:family="graphic" style:parent-style-name="standard">
      <style:graphic-properties draw:stroke="none" svg:stroke-color="#000000" draw:fill="none" draw:fill-color="#dddddd" fo:min-height="0.877cm"/>
    </style:style>
    <style:style style:name="gr9" style:family="graphic" style:parent-style-name="standard">
      <style:graphic-properties svg:stroke-width="0.071cm" svg:stroke-color="#000000" draw:marker-start-width="0.413cm" draw:marker-end-width="0.413cm" draw:fill-color="#eeeeee" draw:textarea-horizontal-align="justify" draw:textarea-vertical-align="middle" draw:auto-grow-height="false" fo:min-height="6.028cm" fo:min-width="13.332cm" fo:padding-top="0.16cm" fo:padding-bottom="0.16cm" fo:padding-left="0.285cm" fo:padding-right="0.285cm"/>
    </style:style>
    <style:style style:name="gr10" style:family="graphic" style:parent-style-name="standard">
      <style:graphic-properties draw:stroke="none" svg:stroke-color="#000000" draw:fill="none" draw:fill-color="#eeeeee" fo:min-height="0.712cm"/>
    </style:style>
    <style:style style:name="gr11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.123cm" fo:min-width="12.325cm" fo:padding-top="0.16cm" fo:padding-bottom="0.16cm" fo:padding-left="0.285cm" fo:padding-right="0.285cm"/>
    </style:style>
    <style:style style:name="gr12" style:family="graphic" style:parent-style-name="standard">
      <style:graphic-properties svg:stroke-width="0.071cm" svg:stroke-color="#000000" draw:marker-start-width="0.413cm" draw:marker-end-width="0.413cm" draw:fill-color="#eeeeee" draw:textarea-horizontal-align="justify" draw:textarea-vertical-align="middle" draw:auto-grow-height="false" fo:min-height="6.025cm" fo:min-width="12.091cm" fo:padding-top="0.16cm" fo:padding-bottom="0.16cm" fo:padding-left="0.285cm" fo:padding-right="0.285cm"/>
    </style:style>
    <style:style style:name="gr13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3.549cm" fo:min-width="3.173cm" fo:padding-top="0.16cm" fo:padding-bottom="0.16cm" fo:padding-left="0.285cm" fo:padding-right="0.285cm"/>
    </style:style>
    <style:style style:name="gr14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3.549cm" fo:min-width="3.174cm" fo:padding-top="0.16cm" fo:padding-bottom="0.16cm" fo:padding-left="0.285cm" fo:padding-right="0.285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318cm" fo:min-width="1.832cm"/>
    </style:style>
    <style:style style:name="gr16" style:family="graphic" style:parent-style-name="standard">
      <style:graphic-properties draw:stroke="none" svg:stroke-color="#000000" draw:fill="none" draw:fill-color="#ffffff" fo:min-height="0.762cm"/>
    </style:style>
    <style:style style:name="gr17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2.452cm" fo:min-width="6.643cm" fo:padding-top="0.035cm" fo:padding-bottom="0.035cm" fo:padding-left="0.035cm" fo:padding-right="0.035cm"/>
    </style:style>
    <style:style style:name="gr18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2.452cm" fo:min-width="7.151cm" fo:padding-top="0.035cm" fo:padding-bottom="0.035cm" fo:padding-left="0.035cm" fo:padding-right="0.035cm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2.273cm" fo:min-width="0.318cm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2.543cm" fo:min-width="0.318cm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1.628cm" fo:min-width="0.318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b2b2b2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loext:graphic-properties draw:fill="none" draw:fill-color="#eeeeee"/>
      <style:text-properties fo:font-weight="bold" style:font-weight-asian="bold" style:font-weight-complex="bold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loext:graphic-properties draw:fill="none" draw:fill-color="#dddddd"/>
      <style:text-properties fo:font-weight="bold" style:font-weight-asian="bold" style:font-weight-complex="bold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text-align="center"/>
      <style:text-properties fo:font-style="italic" style:font-style-asian="italic" style:font-style-complex="italic"/>
    </style:style>
    <style:style style:name="P12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38.608cm" svg:height="17.145cm" svg:x="1.762cm" svg:y="6.07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3" draw:layer="layout" svg:width="37.386cm" svg:height="0.889cm" svg:x="2.302cm" svg:y="22.331cm">
              <draw:text-box>
                <text:p text:style-name="P2"><text:span text:style-name="T1">Recovery System API</text:span></text:p>
              </draw:text-box>
            </draw:frame>
          </draw:g>
          <draw:custom-shape draw:style-name="gr3" draw:text-style-name="P5" draw:layer="layout" svg:width="5.842cm" svg:height="14.859cm" svg:x="2.413cm" svg:y="6.837cm">
            <text:p text:style-name="P4">Abstract</text:p>
            <text:p text:style-name="P4">Fragment</text:p>
            <text:p text:style-name="P4">Model</text:p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4" draw:text-style-name="P6" draw:layer="layout" svg:width="28.575cm" svg:height="6.096cm" svg:x="11.39cm" svg:y="15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5" draw:text-style-name="P7" draw:layer="layout" svg:width="27.671cm" svg:height="0.839cm" svg:x="11.787cm" svg:y="20.698cm">
                <draw:text-box>
                  <text:p text:style-name="P2"><text:span text:style-name="T1">Syntax Analysis API</text:span></text:p>
                </draw:text-box>
              </draw:frame>
            </draw:g>
            <draw:custom-shape draw:style-name="gr6" draw:text-style-name="P5" draw:layer="layout" svg:width="27.359cm" svg:height="1.778cm" svg:x="11.931cm" svg:y="18.167cm">
              <text:p text:style-name="P4">ANTLR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7.359cm" svg:height="1.778cm" svg:x="11.931cm" svg:y="16.067cm">
              <text:p text:style-name="P4">Parser Abstraction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7" draw:text-style-name="P8" draw:layer="layout" svg:width="28.548cm" svg:height="8.128cm" svg:x="11.39cm" svg:y="6.96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8" draw:text-style-name="P9" draw:layer="layout" svg:width="28.004cm" svg:height="0.877cm" svg:x="11.694cm" svg:y="14.203cm">
                <draw:text-box>
                  <text:p text:style-name="P2"><text:span text:style-name="T1">Fragment Analysis API</text:span></text:p>
                </draw:text-box>
              </draw:frame>
            </draw:g>
            <draw:g>
              <draw:g>
                <draw:custom-shape draw:style-name="gr9" draw:text-style-name="P6" draw:layer="layout" svg:width="13.902cm" svg:height="6.348cm" svg:x="12.161cm" svg:y="7.41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0" draw:text-style-name="P7" draw:layer="layout" svg:width="13.462cm" svg:height="0.712cm" svg:x="12.355cm" svg:y="12.992cm">
                  <draw:text-box>
                    <text:p text:style-name="P2"><text:span text:style-name="T1">Mereological Fragment Analysis API</text:span></text:p>
                  </draw:text-box>
                </draw:frame>
              </draw:g>
              <draw:custom-shape draw:style-name="gr11" draw:text-style-name="P5" draw:layer="layout" svg:width="12.895cm" svg:height="1.443cm" svg:x="12.665cm" svg:y="11.316cm">
                <text:p text:style-name="P4">DiGraphs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5" draw:layer="layout" svg:width="12.895cm" svg:height="1.443cm" svg:x="12.665cm" svg:y="9.585cm">
                <text:p text:style-name="P4">Mereologies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5" draw:layer="layout" svg:width="12.895cm" svg:height="1.443cm" svg:x="12.665cm" svg:y="7.854cm">
                <text:p text:style-name="P4">Fragment KBs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5" draw:layer="layout" svg:width="12.895cm" svg:height="1.443cm" svg:x="12.665cm" svg:y="11.316cm">
                <text:p text:style-name="P4">DiGraphs</text:p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custom-shape draw:style-name="gr12" draw:text-style-name="P6" draw:layer="layout" svg:width="12.661cm" svg:height="6.345cm" svg:x="26.56cm" svg:y="7.41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5" draw:text-style-name="P7" draw:layer="layout" svg:width="12.26cm" svg:height="0.839cm" svg:x="26.736cm" svg:y="12.933cm">
                  <draw:text-box>
                    <text:p text:style-name="P2"><text:span text:style-name="T1">Comparative Fragment Analysis API</text:span></text:p>
                  </draw:text-box>
                </draw:frame>
              </draw:g>
              <draw:custom-shape draw:style-name="gr13" draw:text-style-name="P5" draw:layer="layout" svg:width="3.743cm" svg:height="3.869cm" svg:x="27.04cm" svg:y="8.07cm">
                <text:p text:style-name="P4">Analyzer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5" draw:layer="layout" svg:width="3.744cm" svg:height="3.869cm" svg:x="31.073cm" svg:y="8.07cm">
                <text:p text:style-name="P4">Analyzer</text:p>
                <text:p text:style-name="P4">Heuristics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5" draw:layer="layout" svg:width="3.743cm" svg:height="3.869cm" svg:x="35.107cm" svg:y="8.037cm">
                <text:p text:style-name="P4">Tuples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15" draw:text-style-name="P10" draw:layer="layout" svg:width="2.286cm" svg:height="0.635cm" svg:x="8.62cm" svg:y="18.27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5" draw:text-style-name="P10" draw:layer="layout" svg:width="2.286cm" svg:height="0.635cm" svg:x="8.621cm" svg:y="11.07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16" draw:text-style-name="P12" draw:layer="layout" svg:width="3.175cm" svg:height="0.762cm" svg:x="8.112cm" svg:y="17.632cm">
            <draw:text-box>
              <text:p text:style-name="P11"><text:span text:style-name="T2">creates</text:span></text:p>
            </draw:text-box>
          </draw:frame>
          <draw:frame draw:style-name="gr16" draw:text-style-name="P12" draw:layer="layout" svg:width="3.175cm" svg:height="0.762cm" svg:x="8.112cm" svg:y="10.393cm">
            <draw:text-box>
              <text:p text:style-name="P11"><text:span text:style-name="T2">uses</text:span></text:p>
            </draw:text-box>
          </draw:frame>
          <draw:custom-shape draw:style-name="gr17" draw:text-style-name="P5" draw:layer="layout" svg:width="6.985cm" svg:height="2.794cm" svg:x="21.474cm" svg:y="25.214cm">
            <text:p text:style-name="P4">User Defined</text:p>
            <text:p text:style-name="P4">Pars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5" draw:layer="layout" svg:width="7.493cm" svg:height="2.794cm" svg:x="1.589cm" svg:y="1.527cm">
            <text:p text:style-name="P4">User Defined</text:p>
            <text:p text:style-name="P4">Fragment Mod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5" draw:layer="layout" svg:width="6.985cm" svg:height="2.794cm" svg:x="29.367cm" svg:y="1.527cm">
            <text:p text:style-name="P4">User Defined</text:p>
            <text:p text:style-name="P4">Heuristic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0" draw:layer="layout" svg:width="0.635cm" svg:height="2.837cm" svg:x="24.622cm" svg:y="22.039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0" draw:text-style-name="P10" draw:layer="layout" svg:width="0.635cm" svg:height="3.175cm" svg:x="32.569cm" svg:y="4.68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1" draw:text-style-name="P10" draw:layer="layout" svg:width="0.635cm" svg:height="2.032cm" svg:x="5.064cm" svg:y="4.68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top" draw:shadow="hidden" draw:shadow-offset-x="0.2cm" draw:shadow-offset-y="0.2cm" draw:shadow-color="#808080" draw:measure-align="automatic" draw:measure-vertical-align="automati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6cm" fo:page-height="29.7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7-11-24T16:59:27.371076812</meta:creation-date>
    <dc:date>2017-11-24T18:07:25.706312942</dc:date>
    <dc:creator>Maximilian Meffert</dc:creator>
    <meta:editing-duration>PT16M7S</meta:editing-duration>
    <meta:editing-cycles>3</meta:editing-cycles>
    <meta:generator>LibreOffice/5.1.6.2$Linux_X86_64 LibreOffice_project/10m0$Build-2</meta:generator>
    <meta:document-statistic meta:object-count="40"/>
  </office:meta>
</office:document-meta>
</file>